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923cm" style:use-optimal-column-width="false"/>
    </style:style>
    <style:style style:name="co2" style:family="table-column">
      <style:table-column-properties style:column-width="6.931cm" style:use-optimal-column-width="false"/>
    </style:style>
    <style:style style:name="ro1" style:family="table-row">
      <style:table-row-properties style:row-height="1.898cm"/>
    </style:style>
    <style:style style:name="ro2" style:family="table-row">
      <style:table-row-properties style:row-height="1.916cm"/>
    </style:style>
    <style:style style:name="ce1" style:family="table-cell">
      <loext:graphic-properties draw:fill-color="#ffffff"/>
      <style:paragraph-properties fo:margin-top="0cm" fo:margin-bottom="0cm" fo:border="0.03pt solid #000000"/>
      <style:text-properties fo:color="#000000" fo:font-size="12pt" style:font-size-asian="12pt" style:font-size-complex="12pt"/>
    </style:style>
    <style:style style:name="ce2" style:family="table-cell">
      <loext:graphic-properties draw:fill-color="#ffffff"/>
      <style:paragraph-properties fo:border="0.03pt solid #000000"/>
      <style:text-properties fo:color="#000000" fo:font-size="12pt" style:font-size-asian="12pt" style:font-size-complex="12pt"/>
    </style:style>
    <style:style style:name="ce3" style:family="table-cell">
      <loext:graphic-properties draw:fill-color="#ffffff"/>
      <style:paragraph-properties fo:margin-top="0cm" fo:margin-bottom="0cm" fo:text-align="end" fo:border="0.03pt solid #000000"/>
      <style:text-properties fo:color="#000000" fo:font-size="12pt" style:font-size-asian="12pt" style:font-size-complex="12pt"/>
    </style:style>
    <style:style style:name="P1" style:family="paragraph">
      <style:paragraph-properties fo:margin-top="0cm" fo:margin-bottom="0cm"/>
      <style:text-properties fo:color="#000000" fo:font-size="12pt" style:font-size-asian="12pt" style:font-size-complex="12pt"/>
    </style:style>
    <style:style style:name="P2" style:family="paragraph">
      <style:text-properties fo:color="#000000" fo:font-size="12pt" style:font-size-asian="12pt" style:font-size-complex="12pt"/>
    </style:style>
    <style:style style:name="P3" style:family="paragraph">
      <style:paragraph-properties fo:text-align="end"/>
      <style:text-properties fo:color="#000000" fo:font-size="12pt" style:font-size-asian="12pt" style:font-size-complex="12pt"/>
    </style:style>
    <style:style style:name="T1" style:family="text">
      <style:text-properties style:use-window-font-color="true" style:font-name="Liberation Sans" fo:font-size="12pt" style:letter-kerning="true" style:font-name-asian="Microsoft YaHei" style:font-size-asian="18pt" style:font-name-complex="Arial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standard" draw:layer="layout" svg:width="27.699cm" svg:height="18.997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♣: ruba una carta</text:p>
              </table:table-cell>
              <table:table-cell>
                <text:p text:style-name="P1">♠: fai scartare due carte</text:p>
              </table:table-cell>
              <table:table-cell>
                <text:p text:style-name="P1">♥: pesca due carte</text:p>
              </table:table-cell>
              <table:table-cell table:style-name="ce2">
                <text:p text:style-name="P2">♦: para una carta</text:p>
              </table:table-cell>
            </table:table-row>
            <table:table-row table:style-name="ro1" table:default-cell-style-name="ce1">
              <table:table-cell>
                <text:p text:style-name="P1">1♣: ruba 4 carte</text:p>
              </table:table-cell>
              <table:table-cell>
                <text:p text:style-name="P2">1♠: fai scartare 4 carte</text:p>
              </table:table-cell>
              <table:table-cell>
                <text:p text:style-name="P2">1♥: pesca 4 carte</text:p>
              </table:table-cell>
              <table:table-cell table:style-name="ce2">
                <text:p text:style-name="P2">1♦: rifletti una carta</text:p>
              </table:table-cell>
            </table:table-row>
            <table:table-row table:style-name="ro1" table:default-cell-style-name="ce1">
              <table:table-cell>
                <text:p text:style-name="P2">13♣: ogni turno ruba una carta</text:p>
              </table:table-cell>
              <table:table-cell>
                <text:p text:style-name="P2">13♠: ogni turno fai scartare due carte</text:p>
              </table:table-cell>
              <table:table-cell table:style-name="ce3">
                <text:p text:style-name="P3">13♥: ogni turno pesca 2 carte</text:p>
              </table:table-cell>
              <table:table-cell table:style-name="ce2">
                <text:p text:style-name="P2">13♦: ogni turno puoi parare una carta</text:p>
              </table:table-cell>
            </table:table-row>
            <table:table-row table:style-name="ro1" table:default-cell-style-name="ce1">
              <table:table-cell>
                <text:p text:style-name="P2">11♣: ogni turno puoi giocare tutte le ♣ che vuoi</text:p>
              </table:table-cell>
              <table:table-cell table:style-name="ce3">
                <text:p text:style-name="P2">11♠: ogni turno puoi giocare tutte le ♠ che vuoi</text:p>
              </table:table-cell>
              <table:table-cell>
                <text:p text:style-name="P2">11♥: ogni turno puoi giocare tutte le ♥ che vuoi</text:p>
              </table:table-cell>
              <table:table-cell table:style-name="ce2">
                <text:p text:style-name="P2">11♦: ogni turno puoi giocare 2 carte</text:p>
              </table:table-cell>
            </table:table-row>
            <table:table-row table:style-name="ro1" table:default-cell-style-name="ce1">
              <table:table-cell>
                <text:p text:style-name="P1">12 di tutti i semi: rimuovi una carta</text:p>
              </table:table-cell>
              <table:table-cell>
                <text:p text:style-name="P2">Artecnai: i limiti di carte in mano e in campo è il numero di quelle carte in tuo possesso</text:p>
              </table:table-cell>
              <table:table-cell>
                <text:p text:style-name="P2">Morte: scambia la mano</text:p>
              </table:table-cell>
              <table:table-cell table:style-name="ce2">
                <text:p text:style-name="P2">9 di qualsiasi seme: rimuovi un 2 o effetto normale</text:p>
              </table:table-cell>
            </table:table-row>
            <table:table-row table:style-name="ro1" table:default-cell-style-name="ce1">
              <table:table-cell>
                <text:p text:style-name="P2">2♣: gioca a mano scoperta</text:p>
              </table:table-cell>
              <table:table-cell>
                <text:p text:style-name="P2">2♠: il limite di carte in mano è 5</text:p>
              </table:table-cell>
              <table:table-cell>
                <text:p text:style-name="P2">2♥: non puoi pescare più di una carta a turno</text:p>
              </table:table-cell>
              <table:table-cell table:style-name="ce2">
                <text:p text:style-name="P2">2♦: non puoi avere carte in campo che non siano 2</text:p>
              </table:table-cell>
            </table:table-row>
            <table:table-row table:style-name="ro1" table:default-cell-style-name="ce1">
              <table:table-cell>
                <text:p text:style-name="P2">6♣: schiacciare, ruba 2 all’ultimo</text:p>
              </table:table-cell>
              <table:table-cell>
                <text:p text:style-name="P2">6♠: schiacciare, l’ultimo scarta 4</text:p>
              </table:table-cell>
              <table:table-cell>
                <text:p text:style-name="P2">6♥: schiacciare, pesca 2 tutti gli altri 1 tranne l’ultimo</text:p>
              </table:table-cell>
              <table:table-cell>
                <text:p text:style-name="P1">6♦: schiacciare, riflette sull’ultimo</text:p>
              </table:table-cell>
            </table:table-row>
            <table:table-row table:style-name="ro1" table:default-cell-style-name="ce1">
              <table:table-cell table:number-columns-spanned="4">
                <text:p text:style-name="P1">Carte a squadre</text:p>
              </table:table-cell>
              <table:covered-table-cell/>
              <table:covered-table-cell/>
              <table:covered-table-cell table:style-name="ce2"/>
            </table:table-row>
            <table:table-row table:style-name="ro1" table:default-cell-style-name="ce1">
              <table:table-cell>
                <text:p text:style-name="P1">5♣: se chiamato gli alleati rubano una carta</text:p>
              </table:table-cell>
              <table:table-cell>
                <text:p text:style-name="P1">5♠: se chiamato gli avversari scartano 2</text:p>
              </table:table-cell>
              <table:table-cell>
                <text:p text:style-name="P1">5♥: se chiamato gli alleati pescano 2</text:p>
              </table:table-cell>
              <table:table-cell table:style-name="ce2">
                <text:p text:style-name="P2">5♦: se chiamato gli avversari mostrano le proprie mani</text:p>
              </table:table-cell>
            </table:table-row>
            <table:table-row table:style-name="ro2" table:default-cell-style-name="ce1">
              <table:table-cell>
                <text:p><text:span text:style-name="T1">7 qualsiasi seme: effetto normale o scambia una carta </text:span></text:p>
              </table:table-cell>
              <table:table-cell>
                <text:p text:style-name="P2">6♥: schiacciare, pesca 2 il primo e il secondo</text:p>
              </table:table-cell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Arial" style:font-family-asian="Arial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Arial1" style:font-family-asian="Arial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11:29:17.663000000</meta:creation-date>
    <dc:date>2016-12-10T20:01:17.604000000</dc:date>
    <meta:editing-duration>PT46M</meta:editing-duration>
    <meta:editing-cycles>4</meta:editing-cycles>
    <meta:generator>LibreOffice/5.2.3.3$Windows_x86 LibreOffice_project/d54a8868f08a7b39642414cf2c8ef2f228f780cf</meta:generator>
    <meta:document-statistic meta:object-count="1"/>
  </office:meta>
</office:document-meta>
</file>